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809bf" officeooo:paragraph-rsid="000809bf"/>
    </style:style>
    <style:style style:name="P3" style:family="paragraph" style:parent-style-name="Standard">
      <style:text-properties officeooo:rsid="000a5854" officeooo:paragraph-rsid="000a5854"/>
    </style:style>
    <style:style style:name="P4" style:family="paragraph" style:parent-style-name="Standard">
      <style:text-properties officeooo:rsid="000b6392" officeooo:paragraph-rsid="000b6392"/>
    </style:style>
    <style:style style:name="P5" style:family="paragraph" style:parent-style-name="Standard">
      <style:text-properties officeooo:rsid="001806fd" officeooo:paragraph-rsid="001806fd"/>
    </style:style>
    <style:style style:name="P6" style:family="paragraph" style:parent-style-name="Standard">
      <style:text-properties officeooo:rsid="00210b98" officeooo:paragraph-rsid="00210b98"/>
    </style:style>
    <style:style style:name="P7" style:family="paragraph" style:parent-style-name="Standard">
      <style:text-properties officeooo:rsid="00217ee1" officeooo:paragraph-rsid="00217ee1"/>
    </style:style>
    <style:style style:name="P8" style:family="paragraph" style:parent-style-name="Standard">
      <style:text-properties officeooo:paragraph-rsid="0029824a"/>
    </style:style>
    <style:style style:name="P9" style:family="paragraph" style:parent-style-name="Standard">
      <style:text-properties fo:font-style="normal" officeooo:rsid="002abd5f" officeooo:paragraph-rsid="002abd5f" style:font-style-asian="normal" style:font-style-complex="normal"/>
    </style:style>
    <style:style style:name="P10" style:family="paragraph" style:parent-style-name="Standard">
      <style:text-properties fo:font-style="normal" officeooo:rsid="002abd5f" officeooo:paragraph-rsid="0031e6db" style:font-style-asian="normal" style:font-style-complex="normal"/>
    </style:style>
    <style:style style:name="P11" style:family="paragraph" style:parent-style-name="Standard">
      <style:text-properties officeooo:paragraph-rsid="002e04eb"/>
    </style:style>
    <style:style style:name="P12" style:family="paragraph" style:parent-style-name="Standard">
      <style:text-properties officeooo:rsid="002e04eb" officeooo:paragraph-rsid="002e04eb"/>
    </style:style>
    <style:style style:name="P13" style:family="paragraph" style:parent-style-name="Standard">
      <style:text-properties officeooo:rsid="002ebaa0" officeooo:paragraph-rsid="002ebaa0"/>
    </style:style>
    <style:style style:name="P14" style:family="paragraph" style:parent-style-name="Standard">
      <style:text-properties officeooo:rsid="00339f85" officeooo:paragraph-rsid="00339f85"/>
    </style:style>
    <style:style style:name="P15" style:family="paragraph" style:parent-style-name="Standard">
      <style:text-properties officeooo:rsid="00397eef" officeooo:paragraph-rsid="00397eef"/>
    </style:style>
    <style:style style:name="P16" style:family="paragraph" style:parent-style-name="Standard">
      <style:text-properties officeooo:rsid="003b729f" officeooo:paragraph-rsid="003b729f"/>
    </style:style>
    <style:style style:name="P17" style:family="paragraph" style:parent-style-name="Standard">
      <style:text-properties officeooo:rsid="003db4d2" officeooo:paragraph-rsid="003db4d2"/>
    </style:style>
    <style:style style:name="P18" style:family="paragraph" style:parent-style-name="Standard">
      <style:text-properties officeooo:rsid="00403936" officeooo:paragraph-rsid="00403936"/>
    </style:style>
    <style:style style:name="P19" style:family="paragraph" style:parent-style-name="Standard">
      <style:text-properties officeooo:rsid="004126ee" officeooo:paragraph-rsid="004126ee"/>
    </style:style>
    <style:style style:name="P20" style:family="paragraph" style:parent-style-name="Standard">
      <style:text-properties officeooo:rsid="0043d2b9" officeooo:paragraph-rsid="0043d2b9"/>
    </style:style>
    <style:style style:name="P21" style:family="paragraph" style:parent-style-name="Standard">
      <style:text-properties officeooo:rsid="004b5c33" officeooo:paragraph-rsid="004b5c33"/>
    </style:style>
    <style:style style:name="P22" style:family="paragraph" style:parent-style-name="Standard">
      <style:text-properties officeooo:rsid="004c7e4b" officeooo:paragraph-rsid="004c7e4b"/>
    </style:style>
    <style:style style:name="P23" style:family="paragraph" style:parent-style-name="Standard">
      <style:text-properties officeooo:rsid="004490c4" officeooo:paragraph-rsid="004490c4"/>
    </style:style>
    <style:style style:name="P24" style:family="paragraph" style:parent-style-name="Standard">
      <style:text-properties officeooo:paragraph-rsid="004cb188"/>
    </style:style>
    <style:style style:name="P25" style:family="paragraph" style:parent-style-name="Standard">
      <style:text-properties style:font-name="Liberation Sans" fo:font-weight="bold" style:font-weight-asian="bold" style:font-weight-complex="bold"/>
    </style:style>
    <style:style style:name="P26" style:family="paragraph" style:parent-style-name="Standard">
      <style:text-properties officeooo:paragraph-rsid="004d4f6b"/>
    </style:style>
    <style:style style:name="P27" style:family="paragraph" style:parent-style-name="Standard">
      <style:text-properties officeooo:rsid="00586f18" officeooo:paragraph-rsid="00586f18"/>
    </style:style>
    <style:style style:name="P28" style:family="paragraph" style:parent-style-name="Standard">
      <style:text-properties officeooo:rsid="0058e822" officeooo:paragraph-rsid="0058e822"/>
    </style:style>
    <style:style style:name="P29" style:family="paragraph" style:parent-style-name="Text_20_body">
      <style:text-properties officeooo:paragraph-rsid="000bcd42"/>
    </style:style>
    <style:style style:name="P30" style:family="paragraph" style:parent-style-name="Text_20_body">
      <style:text-properties officeooo:rsid="0010171b" officeooo:paragraph-rsid="0010171b"/>
    </style:style>
    <style:style style:name="P31" style:family="paragraph" style:parent-style-name="Text_20_body">
      <style:text-properties officeooo:rsid="0011574b" officeooo:paragraph-rsid="0011574b"/>
    </style:style>
    <style:style style:name="P32" style:family="paragraph" style:parent-style-name="Text_20_body">
      <style:text-properties officeooo:rsid="001338e9" officeooo:paragraph-rsid="001338e9"/>
    </style:style>
    <style:style style:name="P33" style:family="paragraph" style:parent-style-name="Text_20_body">
      <style:text-properties officeooo:rsid="00136fa1" officeooo:paragraph-rsid="00136fa1"/>
    </style:style>
    <style:style style:name="P34" style:family="paragraph" style:parent-style-name="Contents_20_2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rsid="003db4d2" officeooo:paragraph-rsid="005bfa09"/>
    </style:style>
    <style:style style:name="P37" style:family="paragraph" style:parent-style-name="Heading_20_2">
      <style:text-properties officeooo:rsid="000f13b7" officeooo:paragraph-rsid="000f13b7"/>
    </style:style>
    <style:style style:name="P38" style:family="paragraph" style:parent-style-name="Heading_20_2">
      <style:text-properties officeooo:paragraph-rsid="0029b446"/>
    </style:style>
    <style:style style:name="P39" style:family="paragraph" style:parent-style-name="Standard" style:list-style-name="L1">
      <style:text-properties officeooo:paragraph-rsid="001e9f35"/>
    </style:style>
    <style:style style:name="P40" style:family="paragraph" style:parent-style-name="Standard" style:list-style-name="L1">
      <style:text-properties officeooo:paragraph-rsid="004f1914"/>
    </style:style>
    <style:style style:name="P41" style:family="paragraph" style:parent-style-name="Standard" style:list-style-name="L1">
      <style:text-properties officeooo:rsid="00147e8f" officeooo:paragraph-rsid="00147e8f"/>
    </style:style>
    <style:style style:name="P42" style:family="paragraph" style:parent-style-name="Standard" style:list-style-name="L1">
      <style:text-properties officeooo:rsid="0015f4a1" officeooo:paragraph-rsid="00147e8f"/>
    </style:style>
    <style:style style:name="P43" style:family="paragraph" style:parent-style-name="Standard" style:list-style-name="L1">
      <style:text-properties officeooo:rsid="0019a419" officeooo:paragraph-rsid="0019a419"/>
    </style:style>
    <style:style style:name="P44" style:family="paragraph" style:parent-style-name="Standard" style:list-style-name="L1">
      <style:text-properties officeooo:rsid="001b6332" officeooo:paragraph-rsid="001b6332"/>
    </style:style>
    <style:style style:name="P45" style:family="paragraph" style:parent-style-name="Standard" style:list-style-name="L1">
      <style:text-properties officeooo:rsid="001c0885" officeooo:paragraph-rsid="001c0885"/>
    </style:style>
    <style:style style:name="P46" style:family="paragraph" style:parent-style-name="Standard" style:list-style-name="L1">
      <style:text-properties officeooo:rsid="00380828" officeooo:paragraph-rsid="00380828"/>
    </style:style>
    <style:style style:name="P47" style:family="paragraph" style:parent-style-name="Standard" style:list-style-name="L1">
      <style:text-properties officeooo:rsid="003ff643" officeooo:paragraph-rsid="003ff643"/>
    </style:style>
    <style:style style:name="P48" style:family="paragraph" style:parent-style-name="Standard" style:list-style-name="L1">
      <style:text-properties officeooo:rsid="003db4d2" officeooo:paragraph-rsid="003db4d2"/>
    </style:style>
    <style:style style:name="P49" style:family="paragraph" style:parent-style-name="Standard">
      <style:text-properties officeooo:rsid="003db4d2" officeooo:paragraph-rsid="003db4d2"/>
    </style:style>
    <style:style style:name="P50" style:family="paragraph" style:parent-style-name="Standard" style:list-style-name="L1">
      <style:text-properties officeooo:rsid="00459ee7" officeooo:paragraph-rsid="00459ee7"/>
    </style:style>
    <style:style style:name="P51" style:family="paragraph" style:parent-style-name="Standard" style:list-style-name="L1">
      <style:text-properties officeooo:rsid="001d8d38" officeooo:paragraph-rsid="001d8d38"/>
    </style:style>
    <style:style style:name="P52" style:family="paragraph" style:parent-style-name="Standard" style:list-style-name="L1">
      <style:text-properties officeooo:rsid="004739d6" officeooo:paragraph-rsid="004739d6"/>
    </style:style>
    <style:style style:name="P53" style:family="paragraph" style:parent-style-name="Standard" style:list-style-name="L1">
      <style:text-properties officeooo:rsid="001e1076" officeooo:paragraph-rsid="001e1076"/>
    </style:style>
    <style:style style:name="P54" style:family="paragraph" style:parent-style-name="Standard" style:list-style-name="L1">
      <style:text-properties officeooo:rsid="00210b98" officeooo:paragraph-rsid="00210b98"/>
    </style:style>
    <style:style style:name="P55" style:family="paragraph" style:parent-style-name="Standard" style:list-style-name="L1">
      <style:text-properties officeooo:rsid="0022a31f" officeooo:paragraph-rsid="0022a31f"/>
    </style:style>
    <style:style style:name="P56" style:family="paragraph" style:parent-style-name="Standard" style:list-style-name="L1">
      <style:text-properties officeooo:rsid="0033b6f3" officeooo:paragraph-rsid="0033b6f3"/>
    </style:style>
    <style:style style:name="P57" style:family="paragraph" style:parent-style-name="Standard" style:list-style-name="L1">
      <style:text-properties officeooo:rsid="004f1914" officeooo:paragraph-rsid="004f1914"/>
    </style:style>
    <style:style style:name="P58" style:family="paragraph" style:parent-style-name="Standard" style:list-style-name="L1">
      <style:text-properties officeooo:rsid="005075eb" officeooo:paragraph-rsid="005075eb"/>
    </style:style>
    <style:style style:name="P59" style:family="paragraph" style:parent-style-name="Standard" style:list-style-name="L1">
      <style:text-properties officeooo:rsid="0051cc28" officeooo:paragraph-rsid="0051cc28"/>
    </style:style>
    <style:style style:name="P60" style:family="paragraph" style:parent-style-name="Standard" style:list-style-name="L1">
      <style:text-properties officeooo:rsid="0053c692" officeooo:paragraph-rsid="0053c692"/>
    </style:style>
    <style:style style:name="P61" style:family="paragraph" style:parent-style-name="Standard" style:list-style-name="L1">
      <style:text-properties officeooo:rsid="00547280" officeooo:paragraph-rsid="00547280"/>
    </style:style>
    <style:style style:name="P62" style:family="paragraph" style:parent-style-name="Standard" style:list-style-name="L1">
      <style:text-properties officeooo:rsid="00558431" officeooo:paragraph-rsid="00558431"/>
    </style:style>
    <style:style style:name="P63" style:family="paragraph" style:parent-style-name="Standard" style:list-style-name="L1">
      <style:text-properties officeooo:rsid="00570c87" officeooo:paragraph-rsid="00570c87"/>
    </style:style>
    <style:style style:name="T1" style:family="text">
      <style:text-properties officeooo:rsid="000e8408"/>
    </style:style>
    <style:style style:name="T2" style:family="text">
      <style:text-properties officeooo:rsid="000b6392"/>
    </style:style>
    <style:style style:name="T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" fo:font-size="16.1000003814697pt" fo:font-weight="bold" officeooo:rsid="0029b4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434a0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edfac"/>
    </style:style>
    <style:style style:name="T7" style:family="text">
      <style:text-properties officeooo:rsid="000f13b7"/>
    </style:style>
    <style:style style:name="T8" style:family="text">
      <style:text-properties officeooo:rsid="0010a3f7"/>
    </style:style>
    <style:style style:name="T9" style:family="text">
      <style:text-properties officeooo:rsid="0015f4a1"/>
    </style:style>
    <style:style style:name="T10" style:family="text">
      <style:text-properties officeooo:rsid="001a86f1"/>
    </style:style>
    <style:style style:name="T11" style:family="text">
      <style:text-properties officeooo:rsid="001b6332"/>
    </style:style>
    <style:style style:name="T12" style:family="text">
      <style:text-properties officeooo:rsid="001e9f35"/>
    </style:style>
    <style:style style:name="T13" style:family="text">
      <style:text-properties officeooo:rsid="001fd7b0"/>
    </style:style>
    <style:style style:name="T14" style:family="text">
      <style:text-properties officeooo:rsid="00250ea1"/>
    </style:style>
    <style:style style:name="T15" style:family="text">
      <style:text-properties officeooo:rsid="002c973d"/>
    </style:style>
    <style:style style:name="T16" style:family="text">
      <style:text-properties officeooo:rsid="0030a13f"/>
    </style:style>
    <style:style style:name="T17" style:family="text">
      <style:text-properties officeooo:rsid="0031e6db"/>
    </style:style>
    <style:style style:name="T18" style:family="text">
      <style:text-properties officeooo:rsid="003526b3"/>
    </style:style>
    <style:style style:name="T19" style:family="text">
      <style:text-properties officeooo:rsid="003e5c44"/>
    </style:style>
    <style:style style:name="T20" style:family="text">
      <style:text-properties officeooo:rsid="003ff643"/>
    </style:style>
    <style:style style:name="T21" style:family="text">
      <style:text-properties officeooo:rsid="0042a097"/>
    </style:style>
    <style:style style:name="T22" style:family="text">
      <style:text-properties officeooo:rsid="00434a03"/>
    </style:style>
    <style:style style:name="T23" style:family="text">
      <style:text-properties officeooo:rsid="0048b11e"/>
    </style:style>
    <style:style style:name="T24" style:family="text">
      <style:text-properties officeooo:rsid="0049c831"/>
    </style:style>
    <style:style style:name="T25" style:family="text">
      <style:text-properties officeooo:rsid="004cb188"/>
    </style:style>
    <style:style style:name="T26" style:family="text">
      <style:text-properties officeooo:rsid="004f1914"/>
    </style:style>
    <style:style style:name="T27" style:family="text">
      <style:text-properties officeooo:rsid="005035cb"/>
    </style:style>
    <style:style style:name="T28" style:family="text">
      <style:text-properties officeooo:rsid="0053c692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RefHeading___Toc144_969009797"/><text:span text:style-name="T3">Title</text:span>…<text:bookmark-end text:name="__RefHeading___Toc144_969009797"/></text:p>
      <text:p text:style-name="P29"/>
      <text:table-of-content text:style-name="Sect1" text:protected="true" text:name="Sisällysluettel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isällysluettelo1_Head">
            <text:p text:style-name="Contents_20_Heading">Table of Contents</text:p>
          </text:index-title>
          <text:p text:style-name="P34"><text:a xlink:type="simple" xlink:href="#__RefHeading___Toc388_969009797" text:style-name="Index_20_Link" text:visited-style-name="Index_20_Link">1. Introduction<text:tab/>1</text:a></text:p>
          <text:p text:style-name="P35"><text:a xlink:type="simple" xlink:href="#__RefHeading___Toc432_969009797" text:style-name="Index_20_Link" text:visited-style-name="Index_20_Link">Stated goals<text:tab/>1</text:a></text:p>
          <text:p text:style-name="P34"><text:a xlink:type="simple" xlink:href="#__RefHeading___Toc390_969009797" text:style-name="Index_20_Link" text:visited-style-name="Index_20_Link">2. Project<text:tab/>1</text:a></text:p>
          <text:p text:style-name="P35"><text:a xlink:type="simple" xlink:href="#__RefHeading___Toc434_969009797" text:style-name="Index_20_Link" text:visited-style-name="Index_20_Link">User Requirements<text:tab/>1</text:a></text:p>
          <text:p text:style-name="P35"><text:a xlink:type="simple" xlink:href="#__RefHeading___Toc470_969009797" text:style-name="Index_20_Link" text:visited-style-name="Index_20_Link">Learning Requirements<text:tab/>1</text:a></text:p>
          <text:p text:style-name="P34"><text:a xlink:type="simple" xlink:href="#__RefHeading___Toc374_969009797" text:style-name="Index_20_Link" text:visited-style-name="Index_20_Link">3. Business Development<text:tab/>1</text:a></text:p>
          <text:p text:style-name="P35"><text:a xlink:type="simple" xlink:href="#__RefHeading___Toc436_969009797" text:style-name="Index_20_Link" text:visited-style-name="Index_20_Link">Graded Goals<text:tab/>1</text:a></text:p>
          <text:p text:style-name="P34"><text:a xlink:type="simple" xlink:href="#__RefHeading___Toc376_969009797" text:style-name="Index_20_Link" text:visited-style-name="Index_20_Link">4. Technological Development<text:tab/>2</text:a></text:p>
          <text:p text:style-name="P35"><text:a xlink:type="simple" xlink:href="#__RefHeading___Toc438_969009797" text:style-name="Index_20_Link" text:visited-style-name="Index_20_Link">Technical Architecture<text:tab/>2</text:a></text:p>
          <text:p text:style-name="P35"><text:a xlink:type="simple" xlink:href="#__RefHeading___Toc106_4022429481" text:style-name="Index_20_Link" text:visited-style-name="Index_20_Link">Organization of Files and Folders<text:tab/>2</text:a></text:p>
          <text:p text:style-name="P35"><text:a xlink:type="simple" xlink:href="#__RefHeading___Toc36_969009797" text:style-name="Index_20_Link" text:visited-style-name="Index_20_Link">Installed Programs<text:tab/>2</text:a></text:p>
          <text:p text:style-name="P35"><text:a xlink:type="simple" xlink:href="#__RefHeading___Toc38_969009797" text:style-name="Index_20_Link" text:visited-style-name="Index_20_Link">Online Resources<text:tab/>2</text:a></text:p>
          <text:p text:style-name="P34"><text:a xlink:type="simple" xlink:href="#__RefHeading___Toc472_969009797" text:style-name="Index_20_Link" text:visited-style-name="Index_20_Link">Appendix 1. Activity Log<text:tab/>2</text:a></text:p>
          <text:p text:style-name="P34"><text:a xlink:type="simple" xlink:href="#__RefHeading___Toc294_2063966454" text:style-name="Index_20_Link" text:visited-style-name="Index_20_Link">Appendix 2. Linux Shell Commands<text:tab/>3</text:a></text:p>
          <text:p text:style-name="P34"><text:a xlink:type="simple" xlink:href="#__RefHeading___Toc440_2964572692" text:style-name="Index_20_Link" text:visited-style-name="Index_20_Link">Appendix 3. Git Commands<text:tab/>3</text:a></text:p>
          <text:p text:style-name="P34"><text:a xlink:type="simple" xlink:href="#__RefHeading___Toc488_2063966454" text:style-name="Index_20_Link" text:visited-style-name="Index_20_Link">Appendix 4. nginx Configuration and Commands<text:tab/>3</text:a></text:p>
          <text:p text:style-name="P34"><text:a xlink:type="simple" xlink:href="#__RefHeading___Toc442_2964572692" text:style-name="Index_20_Link" text:visited-style-name="Index_20_Link">Appendix 5. Notes<text:tab/>4</text:a></text:p>
        </text:index-body>
      </text:table-of-content>
      <text:p text:style-name="P29"/>
      <text:h text:style-name="P37" text:outline-level="2"><text:bookmark-start text:name="__RefHeading___Toc388_969009797"/>1. Introduction<text:bookmark-end text:name="__RefHeading___Toc388_969009797"/></text:h>
      <text:h text:style-name="Heading_20_3" text:outline-level="3"><text:bookmark-start text:name="__RefHeading___Toc432_969009797"/>Stated goals<text:bookmark-end text:name="__RefHeading___Toc432_969009797"/></text:h>
      <text:p text:style-name="P31">xxx</text:p>
      <text:h text:style-name="P37" text:outline-level="2"><text:bookmark-start text:name="__RefHeading___Toc390_969009797"/>2. Project<text:bookmark-end text:name="__RefHeading___Toc390_969009797"/></text:h>
      <text:h text:style-name="Heading_20_3" text:outline-level="3"><text:bookmark-start text:name="__RefHeading___Toc434_969009797"/>User Requirements<text:bookmark-end text:name="__RefHeading___Toc434_969009797"/></text:h>
      <text:p text:style-name="P33">xxx</text:p>
      <text:h text:style-name="Heading_20_3" text:outline-level="3"><text:bookmark-start text:name="__RefHeading___Toc470_969009797"/>Learning Requirements<text:bookmark-end text:name="__RefHeading___Toc470_969009797"/></text:h>
      <text:p text:style-name="P30">xxx</text:p>
      <text:h text:style-name="Heading_20_2" text:outline-level="2"><text:bookmark-start text:name="__RefHeading___Toc374_969009797"/><text:span text:style-name="T7">3</text:span><text:span text:style-name="T6">. </text:span>Business <text:span text:style-name="T8">Development</text:span><text:bookmark-end text:name="__RefHeading___Toc374_969009797"/></text:h>
      <text:h text:style-name="Heading_20_3" text:outline-level="3"><text:bookmark-start text:name="__RefHeading___Toc436_969009797"/>Graded Goals<text:bookmark-end text:name="__RefHeading___Toc436_969009797"/></text:h>
      <text:p text:style-name="P30">xxx</text:p>
      <text:h text:style-name="Heading_20_2" text:outline-level="2"><text:bookmark-start text:name="__RefHeading___Toc376_969009797"/><text:soft-page-break/><text:span text:style-name="T7">4</text:span><text:span text:style-name="T6">. </text:span>Technolog<text:span text:style-name="T8">ical Development</text:span><text:bookmark-end text:name="__RefHeading___Toc376_969009797"/></text:h>
      <text:h text:style-name="Heading_20_3" text:outline-level="3"><text:bookmark-start text:name="__RefHeading___Toc438_969009797"/>Technical Architecture<text:bookmark-end text:name="__RefHeading___Toc438_969009797"/></text:h>
      <text:p text:style-name="P32">xxx</text:p>
      <text:h text:style-name="Heading_20_3" text:outline-level="3"><text:bookmark-start text:name="__RefHeading___Toc106_4022429481"/>Organization of Files and Folders<text:bookmark-end text:name="__RefHeading___Toc106_4022429481"/></text:h>
      <text:p text:style-name="P2"/>
      <text:p text:style-name="P2">C:\Transdeco\<text:tab/><text:tab/><text:tab/><text:tab/># Local GitHub repository</text:p>
      <text:p text:style-name="P2">C:\Transdeco\Docs<text:tab/><text:tab/><text:tab/># Documents in LibreOffice documents</text:p>
      <text:p text:style-name="P2">C:\Transdeco\Notebooks\<text:tab/><text:tab/># Zim desktop wiki notebooks</text:p>
      <text:p text:style-name="P2">C:\Transdeco\WWW\<text:tab/><text:tab/><text:tab/># Development and Staging of server</text:p>
      <text:p text:style-name="P2"/>
      <text:h text:style-name="Heading_20_3" text:outline-level="3"><text:bookmark-start text:name="__RefHeading___Toc36_969009797"/>Installed Programs<text:bookmark-end text:name="__RefHeading___Toc36_969009797"/></text:h>
      <text:p text:style-name="P2"/>
      <text:p text:style-name="P3">Atom<text:tab/><text:tab/><text:tab/><text:tab/><text:tab/><text:span text:style-name="T2"># Editor</text:span></text:p>
      <text:p text:style-name="P3">Zim<text:tab/><text:tab/><text:tab/><text:tab/><text:tab/><text:span text:style-name="T2"># Desktop Wiki</text:span></text:p>
      <text:p text:style-name="P4">GitHub Desktop<text:tab/><text:tab/><text:tab/># GitHub client</text:p>
      <text:p text:style-name="P4">nginx<text:tab/><text:tab/><text:tab/><text:tab/><text:tab/># Local server</text:p>
      <text:p text:style-name="P5">LibreOffice<text:tab/><text:tab/><text:tab/><text:tab/># LibreOffice Writer used for documents</text:p>
      <text:p text:style-name="P2"/>
      <text:h text:style-name="Heading_20_3" text:outline-level="3"><text:bookmark-start text:name="__RefHeading___Toc38_969009797"/>Online Resources<text:bookmark-end text:name="__RefHeading___Toc38_969009797"/></text:h>
      <text:p text:style-name="P3">DigitalOcean</text:p>
      <text:p text:style-name="P3">GitHub repository</text:p>
      <text:p text:style-name="P3"><text:tab/><text:span text:style-name="T10">transdeco-git</text:span></text:p>
      <text:p text:style-name="P3"><text:tab/><text:span text:style-name="T10">Virproj20!</text:span></text:p>
      <text:p text:style-name="P3"/>
      <text:h text:style-name="Heading_20_2" text:outline-level="2"><text:bookmark-start text:name="__RefHeading___Toc472_969009797"/>Appendix 1. Activity Log<text:bookmark-end text:name="__RefHeading___Toc472_969009797"/></text:h>
      <text:list xml:id="list1584322154" text:style-name="L1">
        <text:list-item>
          <text:p text:style-name="P41">Date</text:p>
          <text:list>
            <text:list-item>
              <text:p text:style-name="P41">Previsous Work</text:p>
            </text:list-item>
          </text:list>
        </text:list-item>
        <text:list-item>
          <text:p text:style-name="P41">Date</text:p>
          <text:list>
            <text:list-item>
              <text:p text:style-name="P41">Meeitng</text:p>
            </text:list-item>
          </text:list>
        </text:list-item>
        <text:list-item>
          <text:p text:style-name="P42">20/05/2020, 1 h</text:p>
          <text:list>
            <text:list-item>
              <text:p text:style-name="P41">Meeting</text:p>
            </text:list-item>
          </text:list>
        </text:list-item>
        <text:list-item>
          <text:p text:style-name="P41">21/05/2020, <text:span text:style-name="T9">1 h</text:span></text:p>
          <text:list>
            <text:list-item>
              <text:p text:style-name="P41">Starting installation of laptop</text:p>
            </text:list-item>
            <text:list-item>
              <text:p text:style-name="P41">Startin writing of report</text:p>
            </text:list-item>
          </text:list>
        </text:list-item>
        <text:list-item>
          <text:p text:style-name="P43">22/05/2020, <text:span text:style-name="T11">2 h</text:span></text:p>
          <text:list>
            <text:list-item>
              <text:p text:style-name="P43">Getting charger</text:p>
            </text:list-item>
            <text:list-item>
              <text:p text:style-name="P44">Creating GitHub account</text:p>
            </text:list-item>
            <text:list-item>
              <text:p text:style-name="P44">Getting started with GitHub Desktop</text:p>
            </text:list-item>
            <text:list-item>
              <text:p text:style-name="P44">Getting started with GitHub Pages</text:p>
            </text:list-item>
          </text:list>
        </text:list-item>
        <text:list-item>
          <text:p text:style-name="P45">23/05/2020, <text:span text:style-name="T23">8</text:span><text:span text:style-name="T18"> h</text:span></text:p>
          <text:list>
            <text:list-item>
              <text:p text:style-name="P45">Confirming GitHub email account</text:p>
            </text:list-item>
            <text:list-item>
              <text:p text:style-name="P45">Creating local Git repository</text:p>
            </text:list-item>
            <text:list-item>
              <text:p text:style-name="P46">Installing Git on Windows</text:p>
              <text:list>
                <text:list-item>
                  <text:p text:style-name="P47"><text:soft-page-break/>Installing Git GUI</text:p>
                </text:list-item>
                <text:list-item>
                  <text:p text:style-name="P47">Installing Git CMD</text:p>
                </text:list-item>
                <text:list-item>
                  <text:p text:style-name="P48"><text:span text:style-name="T19">Installing </text:span><text:span text:style-name="T20">Git Bash (</text:span>MinGW64<text:span text:style-name="T20">)</text:span></text:p>
                </text:list-item>
              </text:list>
            </text:list-item>
            <text:list-item>
              <text:p text:style-name="P50">Installing and configuring SmartGit</text:p>
            </text:list-item>
            <text:list-item>
              <text:p text:style-name="P51">Installing Atom</text:p>
            </text:list-item>
            <text:list-item>
              <text:p text:style-name="P52">Configuring Git and GitHub on Atom</text:p>
            </text:list-item>
            <text:list-item>
              <text:p text:style-name="P53">Installing Windows Subsystem for Linux (WSL)</text:p>
            </text:list-item>
            <text:list-item>
              <text:p text:style-name="P39"><text:span text:style-name="T12">Updating to WSL 2 </text:span><text:span text:style-name="T13">&lt;</text:span><text:a xlink:type="simple" xlink:href="https://docs.microsoft.com/en-us/windows/wsl/install-win10#update-to-wsl-2" text:style-name="Internet_20_link" text:visited-style-name="Visited_20_Internet_20_Link">https://docs.microsoft.com/en-us/windows/wsl/install-win10#update-to-wsl-2</text:a> <text:span text:style-name="T13">&gt;</text:span></text:p>
            </text:list-item>
            <text:list-item>
              <text:p text:style-name="P54">Installing Ubuntu 18.04 LTS</text:p>
            </text:list-item>
            <text:list-item>
              <text:p text:style-name="P55">Updating and upgrading Ubuntu</text:p>
            </text:list-item>
            <text:list-item>
              <text:p text:style-name="P56">Installing and configuring nginx</text:p>
            </text:list-item>
          </text:list>
        </text:list-item>
        <text:list-item>
          <text:p text:style-name="P57">24/05/2020, 8 h</text:p>
          <text:list>
            <text:list-item>
              <text:p text:style-name="P40"><text:span text:style-name="T27">Creating</text:span><text:span text:style-name="T26"> workflow. </text:span><text:span text:style-name="T27">Enabling sycnchronization</text:span><text:span text:style-name="T26"> between laptops</text:span></text:p>
            </text:list-item>
          </text:list>
        </text:list-item>
        <text:list-item>
          <text:p text:style-name="P58">04/06/2020, <text:span text:style-name="T28">14:00-00:00, 10 h</text:span></text:p>
          <text:list>
            <text:list-item>
              <text:p text:style-name="P59">Cloning minar-tec/Transdeco to Transdeco’s laptop</text:p>
            </text:list-item>
            <text:list-item>
              <text:p text:style-name="P60">Workin on workfrow. Testing several WYSIWYG html-editors, finding way to use atom</text:p>
            </text:list-item>
          </text:list>
        </text:list-item>
        <text:list-item>
          <text:p text:style-name="P61">06/06/2020, 1h</text:p>
          <text:list>
            <text:list-item>
              <text:p text:style-name="P61">Researching template system for Atom</text:p>
            </text:list-item>
            <text:list-item>
              <text:p text:style-name="P61">Installing file-templates</text:p>
            </text:list-item>
            <text:list-item>
              <text:p text:style-name="P62">test: created teossivu.html</text:p>
            </text:list-item>
          </text:list>
        </text:list-item>
        <text:list-item>
          <text:p text:style-name="P63">13/06/2020, 4 h</text:p>
          <text:list>
            <text:list-item>
              <text:p text:style-name="P63">Experimenting with Dropbox Paper</text:p>
            </text:list-item>
          </text:list>
        </text:list-item>
        <text:list-item>
          <text:p text:style-name="P63">14/06/2020, 2 h</text:p>
          <text:list>
            <text:list-item>
              <text:p text:style-name="P63">Installing atom-html-preview &lt;https://atom.io/packages/atom-html-preview&gt;</text:p>
            </text:list-item>
          </text:list>
        </text:list-item>
      </text:list>
      <text:p text:style-name="P6"/>
      <text:p text:style-name="P6"/>
      <text:p text:style-name="P7"/>
      <text:h text:style-name="Heading_20_2" text:outline-level="2"><text:bookmark-start text:name="__RefHeading___Toc294_2063966454"/>Appendix 2. Linux <text:span text:style-name="T24">&amp; Git Bash </text:span>Shell Commands<text:bookmark-end text:name="__RefHeading___Toc294_2063966454"/></text:h>
      <text:p text:style-name="Standard">clear<text:tab/><text:tab/><text:tab/><text:tab/><text:tab/># Clear screen</text:p>
      <text:p text:style-name="Standard">sudo apt update<text:tab/><text:tab/><text:tab/># Update database for upgrading</text:p>
      <text:p text:style-name="Standard">sudo apt full-upgrade<text:tab/><text:tab/><text:tab/># Upgrade system</text:p>
      <text:p text:style-name="Standard">sudo apt install nginx<text:tab/><text:tab/><text:tab/># Install <text:span text:style-name="T14">specified</text:span> program</text:p>
      <text:p text:style-name="Standard">cd /etc/nginx/sites-available/<text:tab/><text:tab/><text:span text:style-name="T14"># Go to specified directory</text:span></text:p>
      <text:p text:style-name="Standard">sudo nano transdeco<text:tab/><text:tab/><text:tab/># Create specific file with nano editor</text:p>
      <text:p text:style-name="P21">ls -l<text:tab/><text:tab/><text:tab/><text:tab/><text:tab/># List files in directory</text:p>
      <text:p text:style-name="P22">ls -l -a<text:tab/><text:tab/><text:tab/><text:tab/><text:tab/># List files in directory including hidden files</text:p>
      <text:p text:style-name="Standard"/>
      <text:h text:style-name="Heading_20_2" text:outline-level="2"><text:bookmark-start text:name="__RefHeading___Toc440_2964572692"/><text:span text:style-name="T21">Appendix 3. </text:span>Git Commands<text:bookmark-end text:name="__RefHeading___Toc440_2964572692"/></text:h>
      <text:p text:style-name="P18">git init</text:p>
      <text:p text:style-name="P18">git add .</text:p>
      <text:p text:style-name="P19">git commit -m ”Update”</text:p>
      <text:p text:style-name="Standard">git remote add origin <text:a xlink:type="simple" xlink:href="https://github.com/transdeco-git/Transdeco" text:style-name="Internet_20_link" text:visited-style-name="Visited_20_Internet_20_Link">https://github.com/transdeco-git/Transdeco</text:a></text:p>
      <text:p text:style-name="P19">git push origin master</text:p>
      <text:p text:style-name="P20">git remote -v</text:p>
      <text:p text:style-name="P23">git pull origin master</text:p>
      <text:p text:style-name="P23"/>
      <text:p text:style-name="P25"><text:soft-page-break/><text:span text:style-name="T25">C</text:span>reate a new repository on the command line</text:p>
      <text:p text:style-name="P24">echo "# transdeco-git.github.io" &gt;&gt; README.md </text:p>
      <text:p text:style-name="P26">git init </text:p>
      <text:p text:style-name="P26">git add README.md </text:p>
      <text:p text:style-name="P24">git commit -m "first commit" </text:p>
      <text:p text:style-name="P24">git remote add origin https://github.com/transdeco-git/transdeco-git.github.io.git </text:p>
      <text:p text:style-name="P24">git push -u origin master </text:p>
      <text:p text:style-name="Standard"/>
      <text:h text:style-name="P38" text:outline-level="2"><text:bookmark-start text:name="__RefHeading___Toc488_2063966454"/>Appendix <text:span text:style-name="T5">4</text:span>. <text:span text:style-name="T4">nginx Configuration and Commands</text:span><text:bookmark-end text:name="__RefHeading___Toc488_2063966454"/></text:h>
      <text:p text:style-name="Standard"/>
      <text:p text:style-name="P9">/etc/nginx/sites-available/<text:span text:style-name="T15">transdeco</text:span></text:p>
      <text:p text:style-name="Standard"/>
      <text:p text:style-name="Standard">server {</text:p>
      <text:p text:style-name="Standard">listen 80 default_server;</text:p>
      <text:p text:style-name="P8"><text:tab/>listen [::]:80 default_server;</text:p>
      <text:p text:style-name="P8"><text:tab/>root /mnt/c/Transdeco/WWW;</text:p>
      <text:p text:style-name="Standard"><text:tab/>index index.html; <text:s text:c="102"/><text:tab/>server_name _;</text:p>
      <text:p text:style-name="Standard"><text:tab/>location /; {</text:p>
      <text:p text:style-name="P11"><text:tab/>}</text:p>
      <text:p text:style-name="P11">}</text:p>
      <text:p text:style-name="P11"/>
      <text:p text:style-name="P10">/etc/nginx/sites-<text:span text:style-name="T17">enabled</text:span>/</text:p>
      <text:p text:style-name="P11">sudo ln -s /etc/nginx/sites-available/transdeco transdeco<text:tab/><text:span text:style-name="T16"># enable configuration file</text:span></text:p>
      <text:p text:style-name="P11"/>
      <text:p text:style-name="P12">sudo nginx -t<text:tab/><text:tab/><text:tab/># test configuration</text:p>
      <text:p text:style-name="P13">sudo service nginx stop<text:tab/># stop nginx</text:p>
      <text:p text:style-name="P13">sudo service nginx start<text:tab/># start nginx</text:p>
      <text:p text:style-name="P13">sudo service nginx reload<text:tab/># reload configuration</text:p>
      <text:p text:style-name="P14">sudo service nginx status<text:tab/># nginx status</text:p>
      <text:p text:style-name="P14"/>
      <text:p text:style-name="P27">Atom Plugins</text:p>
      <text:p text:style-name="P28">atom-prettify</text:p>
      <text:p text:style-name="P27">tree-view-copy-relative-path package</text:p>
      <text:h text:style-name="Heading_20_2" text:outline-level="2"><text:bookmark-start text:name="__RefHeading___Toc442_2964572692"/>Appendix <text:span text:style-name="T22">5</text:span>. Notes<text:bookmark-end text:name="__RefHeading___Toc442_2964572692"/></text:h>
      <text:p text:style-name="P15"/>
      <text:p text:style-name="P16">Which SSL/TLS would you like Git to use for HTTPS connections</text:p>
      <text:p text:style-name="P16">Use the OpenSSL library</text:p>
      <text:p text:style-name="P16">Server certificates will be validated using the ca-bundle.crt file.</text:p>
      <text:p text:style-name="P16"/>
      <text:p text:style-name="P17">MSYS2</text:p>
      <text:p text:style-name="P17"><text:a xlink:type="simple" xlink:href="https://github.com/jaap-karssenberg/zim-wiki" text:style-name="Internet_20_link" text:visited-style-name="Visited_20_Internet_20_Link">https://github.com/jaap-karssenberg/zim-wiki</text:a></text:p>
      <text:p text:style-name="P17"/>
      <text:p text:style-name="P36"><text:span text:style-name="Source_20_Text">#!/usr/bin/env 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9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e8408"/>
    </style:style>
    <style:page-layout style:name="Mpm1">
      <style:page-layout-properties fo:page-width="21.001cm" fo:page-height="29.7cm" style:num-format="1" style:print-orientation="portrait" fo:margin-top="2cm" fo:margin-bottom="2cm" fo:margin-left="2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text:span text:style-name="MT1">(</text:span><text:span text:style-name="MT1"><text:page-count>4</text:page-count></text:span><text:span text:style-name="MT1">)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4:22:12.574000000</meta:creation-date>
    <dc:date>2020-07-09T20:13:05.162000000</dc:date>
    <meta:editing-duration>PT22H5M12S</meta:editing-duration>
    <meta:editing-cycles>80</meta:editing-cycles>
    <meta:generator>LibreOffice/6.4.4.2$Windows_X86_64 LibreOffice_project/3d775be2011f3886db32dfd395a6a6d1ca2630ff</meta:generator>
    <meta:document-statistic meta:table-count="0" meta:image-count="0" meta:object-count="0" meta:page-count="4" meta:paragraph-count="144" meta:word-count="597" meta:character-count="4126" meta:non-whitespace-character-count="3551"/>
  </office:meta>
</office:document-meta>
</file>